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5">Chapter Nine</text:p>
      <text:p text:style-name="P25"/>
      <text:p text:style-name="P25"><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21:22:20.423000000</dc:date>
    <meta:editing-cycles>172</meta:editing-cycles>
    <meta:generator>LibreOffice/7.4.1.2$Windows_X86_64 LibreOffice_project/3c58a8f3a960df8bc8fd77b461821e42c061c5f0</meta:generator>
    <meta:editing-duration>PT5H51M47S</meta:editing-duration>
    <meta:document-statistic meta:table-count="0" meta:image-count="0" meta:object-count="0" meta:page-count="32" meta:paragraph-count="429" meta:word-count="8078" meta:character-count="45398" meta:non-whitespace-character-count="35666"/>
  </office:meta>
</office:document-meta>
</file>